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Классы" style:family="table">
      <style:table-properties style:width="6.925in" table:align="margins"/>
    </style:style>
    <style:style style:name="Классы.A" style:family="table-column">
      <style:table-column-properties style:column-width="3.4625in" style:rel-column-width="32767*"/>
    </style:style>
    <style:style style:name="Классы.B" style:family="table-column">
      <style:table-column-properties style:column-width="3.4625in" style:rel-column-width="32768*"/>
    </style:style>
    <style:style style:name="Классы.A1" style:family="table-cell">
      <style:table-cell-properties fo:padding="0.0382in" fo:border-left="0.05pt solid #000000" fo:border-right="none" fo:border-top="0.05pt solid #000000" fo:border-bottom="0.05pt solid #000000"/>
    </style:style>
    <style:style style:name="Классы.B1" style:family="table-cell">
      <style:table-cell-properties fo:padding="0.0382in" fo:border="0.05pt solid #000000"/>
    </style:style>
    <style:style style:name="Классы.A2" style:family="table-cell">
      <style:table-cell-properties fo:padding="0.0382in" fo:border-left="0.05pt solid #000000" fo:border-right="0.05pt solid #000000" fo:border-top="none" fo:border-bottom="0.05pt solid #000000"/>
    </style:style>
    <style:style style:name="Классы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Heading">
      <style:text-properties officeooo:rsid="0009db26" officeooo:paragraph-rsid="0009db26"/>
    </style:style>
    <style:style style:name="P2" style:family="paragraph" style:parent-style-name="Table_20_Heading">
      <style:text-properties officeooo:rsid="001381a5" officeooo:paragraph-rsid="001381a5"/>
    </style:style>
    <style:style style:name="P3" style:family="paragraph" style:parent-style-name="Table_20_Contents">
      <style:text-properties officeooo:rsid="0009db26" officeooo:paragraph-rsid="0009db26"/>
    </style:style>
    <style:style style:name="P4" style:family="paragraph" style:parent-style-name="Table_20_Contents">
      <style:text-properties officeooo:rsid="000a83aa" officeooo:paragraph-rsid="000a83aa"/>
    </style:style>
    <style:style style:name="P5" style:family="paragraph" style:parent-style-name="Table_20_Contents">
      <style:text-properties officeooo:rsid="000e0ad5" officeooo:paragraph-rsid="000e0ad5"/>
    </style:style>
    <style:style style:name="P6" style:family="paragraph" style:parent-style-name="Table_20_Contents">
      <style:text-properties officeooo:rsid="000e55d6" officeooo:paragraph-rsid="000e55d6"/>
    </style:style>
    <style:style style:name="P7" style:family="paragraph" style:parent-style-name="Table_20_Contents">
      <style:text-properties officeooo:rsid="001041f9" officeooo:paragraph-rsid="001041f9"/>
    </style:style>
    <style:style style:name="P8" style:family="paragraph" style:parent-style-name="Table_20_Contents">
      <style:text-properties officeooo:rsid="00119eee" officeooo:paragraph-rsid="00119eee"/>
    </style:style>
    <style:style style:name="P9" style:family="paragraph" style:parent-style-name="Table_20_Contents">
      <style:text-properties officeooo:rsid="001381a5" officeooo:paragraph-rsid="001381a5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381a5" officeooo:paragraph-rsid="001381a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73262" officeooo:paragraph-rsid="00173262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d177" officeooo:paragraph-rsid="001ad17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afe64" officeooo:paragraph-rsid="001afe6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24e117" officeooo:paragraph-rsid="0024e117" style:font-weight-asian="bold" style:font-weight-complex="bold"/>
    </style:style>
    <style:style style:name="P15" style:family="paragraph" style:parent-style-name="Table_20_Contents">
      <style:text-properties officeooo:rsid="0014fdb4" officeooo:paragraph-rsid="0014fdb4"/>
    </style:style>
    <style:style style:name="P16" style:family="paragraph" style:parent-style-name="Table_20_Contents">
      <style:text-properties officeooo:rsid="0016f0b0" officeooo:paragraph-rsid="0016f0b0"/>
    </style:style>
    <style:style style:name="P17" style:family="paragraph" style:parent-style-name="Table_20_Contents">
      <style:text-properties officeooo:rsid="00173262" officeooo:paragraph-rsid="00173262"/>
    </style:style>
    <style:style style:name="P18" style:family="paragraph" style:parent-style-name="Table_20_Contents">
      <style:text-properties officeooo:rsid="001934ca" officeooo:paragraph-rsid="001934ca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ad177" officeooo:paragraph-rsid="001ad177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1ad4af" officeooo:paragraph-rsid="001ad4af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weight="normal" officeooo:rsid="001afe64" officeooo:paragraph-rsid="001afe64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weight="normal" officeooo:rsid="001bde7a" officeooo:paragraph-rsid="001bde7a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1c1eb9" officeooo:paragraph-rsid="001c1eb9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1c58cc" officeooo:paragraph-rsid="001c58cc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1e1ea4" officeooo:paragraph-rsid="001e1ea4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1fd8c5" officeooo:paragraph-rsid="001fd8c5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2118c6" officeooo:paragraph-rsid="002118c6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22d15d" officeooo:paragraph-rsid="0022d15d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25c468" officeooo:paragraph-rsid="0025c468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25caf6" officeooo:paragraph-rsid="0025caf6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274457" officeooo:paragraph-rsid="00274457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28a175" officeooo:paragraph-rsid="0028a175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2a8aa6" officeooo:paragraph-rsid="002a8aa6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2d9308" officeooo:paragraph-rsid="002d9308" style:font-weight-asian="normal" style:font-weight-complex="normal"/>
    </style:style>
    <style:style style:name="T1" style:family="text">
      <style:text-properties officeooo:rsid="000b67e6"/>
    </style:style>
    <style:style style:name="T2" style:family="text">
      <style:text-properties officeooo:rsid="000e0ad5"/>
    </style:style>
    <style:style style:name="T3" style:family="text">
      <style:text-properties officeooo:rsid="001041f9"/>
    </style:style>
    <style:style style:name="T4" style:family="text">
      <style:text-properties officeooo:rsid="00124f27"/>
    </style:style>
    <style:style style:name="T5" style:family="text">
      <style:text-properties officeooo:rsid="001934ca"/>
    </style:style>
    <style:style style:name="T6" style:family="text">
      <style:text-properties officeooo:rsid="001bde7a"/>
    </style:style>
    <style:style style:name="T7" style:family="text">
      <style:text-properties officeooo:rsid="0023d02c"/>
    </style:style>
    <style:style style:name="T8" style:family="text">
      <style:text-properties officeooo:rsid="002c78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Классы" table:style-name="Классы">
        <table:table-column table:style-name="Классы.A"/>
        <table:table-column table:style-name="Классы.B"/>
        <table:table-row>
          <table:table-cell table:style-name="Классы.A1" office:value-type="string">
            <text:p text:style-name="P1">Класс</text:p>
          </table:table-cell>
          <table:table-cell table:style-name="Классы.B1" office:value-type="string">
            <text:p text:style-name="P1">Описание</text:p>
          </table:table-cell>
        </table:table-row>
        <table:table-row>
          <table:table-cell table:style-name="Классы.A2" table:number-columns-spanned="2" office:value-type="string">
            <text:p text:style-name="P2">Папка application</text:p>
          </table:table-cell>
          <table:covered-table-cell/>
        </table:table-row>
        <table:table-row>
          <table:table-cell table:style-name="Классы.A3" office:value-type="string">
            <text:p text:style-name="P3">ZLApplication (ZLApplication.h)</text:p>
          </table:table-cell>
          <table:table-cell table:style-name="Классы.A2" office:value-type="string">
            <text:p text:style-name="P3">Класс-модель для приложения. Позволяет захватывать нажатие клавиш либо движение стилуса, совершать действия (напр., поворот экрана), выводить результат на экран. Использует шаблон Singleton.</text:p>
          </table:table-cell>
        </table:table-row>
        <table:table-row>
          <table:table-cell table:style-name="Классы.A3" office:value-type="string">
            <text:p text:style-name="P4">ZLApplication::Action (ZLApplication.h)</text:p>
          </table:table-cell>
          <table:table-cell table:style-name="Классы.A2" office:value-type="string">
            <text:p text:style-name="P4">Класс, описывающий действие с приложением. Имеет два <text:span text:style-name="T2">конкретных</text:span> под-<text:span text:style-name="T1">класса – RotationAction и FullscreenAction.</text:span></text:p>
          </table:table-cell>
        </table:table-row>
        <table:table-row>
          <table:table-cell table:style-name="Классы.A3" office:value-type="string">
            <text:p text:style-name="P4">ZLApplicationWindow (ZLApplicationWindow.h)</text:p>
          </table:table-cell>
          <table:table-cell table:style-name="Классы.A2" office:value-type="string">
            <text:p text:style-name="P5">Абстрактный класс-представление для приложения. Также имеет функции для работы с панелями инструментов. Использует шаблон Singleton.</text:p>
          </table:table-cell>
        </table:table-row>
        <table:table-row>
          <table:table-cell table:style-name="Классы.A3" office:value-type="string">
            <text:p text:style-name="P5">ZLKeyBindings (ZLKeyBindings.h)</text:p>
          </table:table-cell>
          <table:table-cell table:style-name="Классы.A2" office:value-type="string">
            <text:p text:style-name="P5">Класс для работы с сочетаниями клавиш. Позволяет сохранять свои сочетания, загружать пользовательские и по умолчанию.</text:p>
          </table:table-cell>
        </table:table-row>
        <table:table-row>
          <table:table-cell table:style-name="Классы.A3" office:value-type="string">
            <text:p text:style-name="P6">ZLMenu (ZLMenu.h)</text:p>
          </table:table-cell>
          <table:table-cell table:style-name="Классы.A2" office:value-type="string">
            <text:p text:style-name="P6"><text:span text:style-name="T3">Родительский к</text:span>ласс для работы с меню. Меню состоит из набора Item, которые могут быть конечными меню (ITEM), под-меню (SUBMENU) или разделителями (SEPARATOR). <text:span text:style-name="T3">Каждый Item знает свой тип. </text:span>Позволяет добавлять элементы меню в себя.</text:p>
          </table:table-cell>
        </table:table-row>
        <table:table-row>
          <table:table-cell table:style-name="Классы.A3" office:value-type="string">
            <text:p text:style-name="P6">ZLMenubar (ZLMenu.h)</text:p>
          </table:table-cell>
          <table:table-cell table:style-name="Классы.A2" office:value-type="string">
            <text:p text:style-name="P7">Класс для работы с панелью меню, наследуется от ZLMenu. Имеет свои реализации для каждого типа Item.</text:p>
          </table:table-cell>
        </table:table-row>
        <table:table-row>
          <table:table-cell table:style-name="Классы.A3" office:value-type="string">
            <text:p text:style-name="P7">ZLMenuVisitor (ZLMenu.h)</text:p>
          </table:table-cell>
          <table:table-cell table:style-name="Классы.A2" office:value-type="string">
            <text:p text:style-name="P7">Класс для обхода меню. Реализует шаблон Visitor.</text:p>
          </table:table-cell>
        </table:table-row>
        <table:table-row>
          <table:table-cell table:style-name="Классы.A3" office:value-type="string">
            <text:p text:style-name="P8">ZLPopupData (ZLPopupData.h)</text:p>
          </table:table-cell>
          <table:table-cell table:style-name="Классы.A2" office:value-type="string">
            <text:p text:style-name="P8">Абстрактный класс для работы с всплывающими данными.</text:p>
          </table:table-cell>
        </table:table-row>
        <table:table-row>
          <table:table-cell table:style-name="Классы.A3" office:value-type="string">
            <text:p text:style-name="P8">ZLToolbar (ZLToolBar.h)</text:p>
          </table:table-cell>
          <table:table-cell table:style-name="Классы.A2" office:value-type="string">
            <text:p text:style-name="P8">Класс для работы с панелью инструментов. Панель состоит из представителей внутреннего класса Item, которые могут быть кнопками, группами кнопок, текстовыми полями или разделителями. <text:span text:style-name="T4">Для каждого типа реализован внутренний под-класс класса Item.</text:span></text:p>
          </table:table-cell>
        </table:table-row>
        <table:table-row>
          <table:table-cell table:style-name="Классы.A2" table:number-columns-spanned="2" office:value-type="string">
            <text:p text:style-name="P10">Папка blockTreeView</text:p>
          </table:table-cell>
          <table:covered-table-cell/>
        </table:table-row>
        <table:table-row>
          <table:table-cell table:style-name="Классы.A3" office:value-type="string">
            <text:p text:style-name="P9">ZLBlockTreeNode (ZLBlockTreeNode.h)</text:p>
          </table:table-cell>
          <table:table-cell table:style-name="Классы.A2" office:value-type="string">
            <text:p text:style-name="P15">Класс для работы с элементом “блочного дерева” - структуры из прямоугольников на плоскости.</text:p>
          </table:table-cell>
        </table:table-row>
        <table:table-row>
          <table:table-cell table:style-name="Классы.A3" office:value-type="string">
            <text:p text:style-name="P15">ZLBlockTreeView (ZLBlockTreeView.h)</text:p>
          </table:table-cell>
          <table:table-cell table:style-name="Классы.A2" office:value-type="string">
            <text:p text:style-name="P16">Класс-представление для блочного дерева. Позволяет обходить дерево, находить нужный элемент, а так же реагировать на нажатие <text:soft-page-break/>стилуса и на действие скроллбара</text:p>
          </table:table-cell>
        </table:table-row>
        <table:table-row>
          <table:table-cell table:style-name="Классы.A2" table:number-columns-spanned="2" office:value-type="string">
            <text:p text:style-name="P11">Папка constants</text:p>
          </table:table-cell>
          <table:covered-table-cell/>
        </table:table-row>
        <table:table-row>
          <table:table-cell table:style-name="Классы.A3" office:value-type="string">
            <text:p text:style-name="P17">ZLMimeType (ZLMimeType.h)</text:p>
          </table:table-cell>
          <table:table-cell table:style-name="Классы.A2" office:value-type="string">
            <text:p text:style-name="P17">Представляет собой набор строковых констант, определяющих тип контента в заголовке MIME.</text:p>
          </table:table-cell>
        </table:table-row>
        <table:table-row>
          <table:table-cell table:style-name="Классы.A3" office:value-type="string">
            <text:p text:style-name="P17">ZLXMLNamespace (ZLXMLNamespace.h)</text:p>
          </table:table-cell>
          <table:table-cell table:style-name="Классы.A2" office:value-type="string">
            <text:p text:style-name="P17">Представляет собой набор строковых констант, <text:s/>определяющих XML тэги в некоторых программах (?)</text:p>
          </table:table-cell>
        </table:table-row>
        <table:table-row>
          <table:table-cell table:style-name="Классы.A2" table:number-columns-spanned="2" office:value-type="string">
            <text:p text:style-name="P11">Папка desktop/application</text:p>
          </table:table-cell>
          <table:covered-table-cell/>
        </table:table-row>
        <table:table-row>
          <table:table-cell table:style-name="Классы.A3" office:value-type="string">
            <text:p text:style-name="P17">ZLDesktopApplication<text:span text:style-name="T5">Window</text:span> (<text:span text:style-name="T5">ZLDesktopApplicationWindow.h)</text:span></text:p>
          </table:table-cell>
          <table:table-cell table:style-name="Классы.A2" office:value-type="string">
            <text:p text:style-name="P18">Подкласс ZLApplicationWindow, который содержит значения опций для десктопного приложения </text:p>
          </table:table-cell>
        </table:table-row>
        <table:table-row>
          <table:table-cell table:style-name="Классы.A2" table:number-columns-spanned="2" office:value-type="string">
            <text:p text:style-name="P12">Папка desktop/dialogs</text:p>
          </table:table-cell>
          <table:covered-table-cell/>
        </table:table-row>
        <table:table-row>
          <table:table-cell table:style-name="Классы.A3" office:value-type="string">
            <text:p text:style-name="P19">ZLDesktopOpenFileDialog (ZLDesktopOpenFileDialog.h)</text:p>
          </table:table-cell>
          <table:table-cell table:style-name="Классы.A2" office:value-type="string">
            <text:p text:style-name="P19">Подкласс ZLOpenFileDialog, который используется при открытии файла в десктопном приложении</text:p>
          </table:table-cell>
        </table:table-row>
        <table:table-row>
          <table:table-cell table:style-name="Классы.A3" office:value-type="string">
            <text:p text:style-name="P20">ZLDesktopOptionsDialog.h (ZLDesktopOptionsDialog.h)</text:p>
          </table:table-cell>
          <table:table-cell table:style-name="Классы.A2" office:value-type="string">
            <text:p text:style-name="P20">Подкласс ZLOptionsDialog, который используется для установки опций в десктопном приложении</text:p>
          </table:table-cell>
        </table:table-row>
        <table:table-row>
          <table:table-cell table:style-name="Классы.A2" table:number-columns-spanned="2" office:value-type="string">
            <text:p text:style-name="P13">Папка dialogs</text:p>
          </table:table-cell>
          <table:covered-table-cell/>
        </table:table-row>
        <table:table-row>
          <table:table-cell table:style-name="Классы.A3" office:value-type="string">
            <text:p text:style-name="P21">ZLDialog (ZLDialog.h)</text:p>
          </table:table-cell>
          <table:table-cell table:style-name="Классы.A2" office:value-type="string">
            <text:p text:style-name="P21">Класс-<text:span text:style-name="T6">контроллер для диалога</text:span>, позволяющий принимать ответ от пользователя.</text:p>
          </table:table-cell>
        </table:table-row>
        <table:table-row>
          <table:table-cell table:style-name="Классы.A3" office:value-type="string">
            <text:p text:style-name="P22">ZLDialogContent (ZLDialogContent.h)</text:p>
          </table:table-cell>
          <table:table-cell table:style-name="Классы.A2" office:value-type="string">
            <text:p text:style-name="P22">Класс-модель для диалога, содержащий информацию о самом диалоге </text:p>
          </table:table-cell>
        </table:table-row>
        <table:table-row>
          <table:table-cell table:style-name="Классы.A3" office:value-type="string">
            <text:p text:style-name="P22">ZLDialogContentBuilder (ZLDialogContentBuilder.h)</text:p>
          </table:table-cell>
          <table:table-cell table:style-name="Классы.A2" office:value-type="string">
            <text:p text:style-name="P22">Абстрактный класс, позволяющий формировать информацию о диалоге в зависимости от платформы приложения</text:p>
          </table:table-cell>
        </table:table-row>
        <table:table-row>
          <table:table-cell table:style-name="Классы.A3" office:value-type="string">
            <text:p text:style-name="P23">ZLDialogManager (ZLDialogManager.h)</text:p>
          </table:table-cell>
          <table:table-cell table:style-name="Классы.A2" office:value-type="string">
            <text:p text:style-name="P23">Класс, отвечающий за создание диалогов</text:p>
          </table:table-cell>
        </table:table-row>
        <table:table-row>
          <table:table-cell table:style-name="Классы.A3" office:value-type="string">
            <text:p text:style-name="P24">ZLOpenFileDialog (ZLOpenFileDialog.h)</text:p>
          </table:table-cell>
          <table:table-cell table:style-name="Классы.A2" office:value-type="string">
            <text:p text:style-name="P24">Абстрактный класс, отвечающий за открытие файло в зависимости от платформы приложения</text:p>
          </table:table-cell>
        </table:table-row>
        <table:table-row>
          <table:table-cell table:style-name="Классы.A3" office:value-type="string">
            <text:p text:style-name="P25">ZLOptionEntry (ZLOptionEntry.h)</text:p>
          </table:table-cell>
          <table:table-cell table:style-name="Классы.A2" office:value-type="string">
            <text:p text:style-name="P25">Абстрактный класс, позволяющий работать с опциями разных типов. Для каждого типа опции реализован отдельный под-класс этого класса.</text:p>
          </table:table-cell>
        </table:table-row>
        <table:table-row>
          <table:table-cell table:style-name="Классы.A3" office:value-type="string">
            <text:p text:style-name="P25">ZLChoiceOptionEntry, ZLTextOptionEntry, ZLStringOptionEntry, ZLPasswordOptionEntry, ZLMultilineOptionEntry, ZLBooleanOptionEntry, ZLBoolean3OptionEntry, ZLSpinOptionEntry, ZLComboOptionEntry, ZLColorOptionEntry, ZLKeyOptionEntry, ZLOrderOptionEntry, ZLStaticTextOptionEntry (ZLOptionEntry.h)</text:p>
          </table:table-cell>
          <table:table-cell table:style-name="Классы.A2" office:value-type="string">
            <text:p text:style-name="P25">Подклассы ZLOptionEntry, позволяющике работать с соответствующими опциями</text:p>
          </table:table-cell>
        </table:table-row>
        <text:soft-page-break/>
        <table:table-row>
          <table:table-cell table:style-name="Классы.A3" office:value-type="string">
            <text:p text:style-name="P26">ZLOptionsDialog (ZLOptionsDialog.h)</text:p>
          </table:table-cell>
          <table:table-cell table:style-name="Классы.A2" office:value-type="string">
            <text:p text:style-name="P26">Абстрактный класс, позволяющий работать с диалогами опций в зависимости от платформы приложения</text:p>
          </table:table-cell>
        </table:table-row>
        <table:table-row>
          <table:table-cell table:style-name="Классы.A3" office:value-type="string">
            <text:p text:style-name="P27">ZLOptionsView (ZLOptionsView.h)</text:p>
          </table:table-cell>
          <table:table-cell table:style-name="Классы.A2" office:value-type="string">
            <text:p text:style-name="P27">Абстрактный класс-представление для опции</text:p>
          </table:table-cell>
        </table:table-row>
        <table:table-row>
          <table:table-cell table:style-name="Классы.A3" office:value-type="string">
            <text:p text:style-name="P28">ZLProgressDialog (ZLProgressDialog.h)</text:p>
          </table:table-cell>
          <table:table-cell table:style-name="Классы.A2" office:value-type="string">
            <text:p text:style-name="P28">Абстрактный класс, отвечающий за диалог <text:span text:style-name="T7">индикатора выполнения</text:span></text:p>
          </table:table-cell>
        </table:table-row>
        <table:table-row>
          <table:table-cell table:style-name="Классы.A2" table:number-columns-spanned="2" office:value-type="string">
            <text:p text:style-name="P14">Папка encoding</text:p>
          </table:table-cell>
          <table:covered-table-cell/>
        </table:table-row>
        <table:table-row>
          <table:table-cell table:style-name="Классы.A3" office:value-type="string">
            <text:p text:style-name="P29">DummyEncodingsConverter (DummyEncodingsConverter.h)</text:p>
          </table:table-cell>
          <table:table-cell table:style-name="Классы.A2" office:value-type="string">
            <text:p text:style-name="P30">Подкласс ZLEncodingConverter, производящий тривиальную перекодировку</text:p>
          </table:table-cell>
        </table:table-row>
        <table:table-row>
          <table:table-cell table:style-name="Классы.A3" office:value-type="string">
            <text:p text:style-name="P31">ZLEncodingCollectionReader (EncodingCollectionReader.h)</text:p>
          </table:table-cell>
          <table:table-cell table:style-name="Классы.A2" office:value-type="string">
            <text:p text:style-name="P31">Подкласс ZLXMLReader, считывающий кодировки из файла. Работает с тэгами “alias”, “code”, “encoding”, “group”</text:p>
          </table:table-cell>
        </table:table-row>
        <table:table-row>
          <table:table-cell table:style-name="Классы.A3" office:value-type="string">
            <text:p text:style-name="P32">MyEncodingConverterProvider (MyEncodingConverter.h)</text:p>
          </table:table-cell>
          <table:table-cell table:style-name="Классы.A2" office:value-type="string">
            <text:p text:style-name="P33">Подкласс ZLEncodingConverterProvider, который позволяет создавать преобразователи для нужной кодировки. <text:span text:style-name="T8">Кодировки читаются из XML файла и делятся на одно- и двухбайтовые.</text:span></text:p>
          </table:table-cell>
        </table:table-row>
        <table:table-row>
          <table:table-cell table:style-name="Классы.A3" office:value-type="string">
            <text:p text:style-name="P34">ZLEncodingConverter (ZLEncodingConverter.h)</text:p>
          </table:table-cell>
          <table:table-cell table:style-name="Классы.A2" office:value-type="string">
            <text:p text:style-name="P34">Абстрактный класс, отвечающий за конвертацию кодировки.</text:p>
          </table:table-cell>
        </table:table-row>
        <table:table-row>
          <table:table-cell table:style-name="Классы.A3" office:value-type="string">
            <text:p text:style-name="P20"/>
          </table:table-cell>
          <table:table-cell table:style-name="Классы.A2" office:value-type="string">
            <text:p text:style-name="P20"/>
          </table:table-cell>
        </table:table-row>
        <table:table-row>
          <table:table-cell table:style-name="Классы.A3" office:value-type="string">
            <text:p text:style-name="P20"/>
          </table:table-cell>
          <table:table-cell table:style-name="Классы.A2" office:value-type="string">
            <text:p text:style-name="P20"/>
          </table:table-cell>
        </table:table-row>
        <table:table-row>
          <table:table-cell table:style-name="Классы.A3" office:value-type="string">
            <text:p text:style-name="P20"/>
          </table:table-cell>
          <table:table-cell table:style-name="Классы.A2" office:value-type="string">
            <text:p text:style-name="P20"/>
          </table:table-cell>
        </table:table-row>
        <table:table-row>
          <table:table-cell table:style-name="Классы.A3" office:value-type="string">
            <text:p text:style-name="P20"/>
          </table:table-cell>
          <table:table-cell table:style-name="Классы.A2" office:value-type="string">
            <text:p text:style-name="P20"/>
          </table:table-cell>
        </table:table-row>
        <table:table-row>
          <table:table-cell table:style-name="Классы.A3" office:value-type="string">
            <text:p text:style-name="P20"/>
          </table:table-cell>
          <table:table-cell table:style-name="Классы.A2" office:value-type="string">
            <text:p text:style-name="P20"/>
          </table:table-cell>
        </table:table-row>
        <table:table-row>
          <table:table-cell table:style-name="Классы.A3" office:value-type="string">
            <text:p text:style-name="P20"/>
          </table:table-cell>
          <table:table-cell table:style-name="Классы.A2" office:value-type="string">
            <text:p text:style-name="P20"/>
          </table:table-cell>
        </table:table-row>
        <table:table-row>
          <table:table-cell table:style-name="Классы.A3" office:value-type="string">
            <text:p text:style-name="P20"/>
          </table:table-cell>
          <table:table-cell table:style-name="Классы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1:05.724069171</meta:creation-date>
    <meta:generator>LibreOffice/5.1.6.2$Linux_x86 LibreOffice_project/10m0$Build-2</meta:generator>
    <dc:date>2017-03-11T15:21:46.327793607</dc:date>
    <meta:editing-duration>PT2H16M51S</meta:editing-duration>
    <meta:editing-cycles>28</meta:editing-cycles>
    <meta:document-statistic meta:table-count="1" meta:image-count="0" meta:object-count="0" meta:page-count="3" meta:paragraph-count="69" meta:word-count="467" meta:character-count="4565" meta:non-whitespace-character-count="4163"/>
  </office:meta>
</office:document-meta>
</file>